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Verdana"/>
    </style:style>
    <style:style style:name="P2" style:family="paragraph" style:parent-style-name="Text_20_body">
      <style:paragraph-properties fo:text-align="justify" style:justify-single-word="false"/>
      <style:text-properties style:font-name="Verdana"/>
    </style:style>
    <style:style style:name="P3" style:family="paragraph" style:parent-style-name="Standard">
      <style:paragraph-properties fo:text-align="justify" style:justify-single-word="false"/>
      <style:text-properties style:font-name="Verdana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Ajuntament de Maó – Servei de Recaudació</text:span><text:line-break/>Maó, 1 de novembre de 2025</text:p>
      <text:p text:style-name="P2">Benvolguts/des contribuents,</text:p>
      <text:p text:style-name="P2">Els informem que el termini per al pagament del rebut de l’<text:span text:style-name="Strong_20_Emphasis">Impost sobre Béns Immobles (IBI)</text:span> finalitza el <text:span text:style-name="Strong_20_Emphasis">30 d’abril de 2026</text:span>.</text:p>
      <text:p text:style-name="P2">Els rebuts poden abonar-se a les entitats bancàries col·laboradores o mitjançant el portal web de l’Ajuntament.</text:p>
      <text:p text:style-name="P2">Per qualsevol dubte o incidència, poden contactar amb el Servei de Recaudació al telèfon 971 XXX XXX o a l’adreça electrònica: <text:a xlink:type="simple" xlink:href="mailto:recaudacio@ajmao.es" text:style-name="Internet_20_link" text:visited-style-name="Visited_20_Internet_20_Link">recaudacio@ajmao.es</text:a></text:p>
      <text:p text:style-name="P1">Atentament,<text:line-break/><text:span text:style-name="Strong_20_Emphasis"><text:span text:style-name="T1">Servei de Recaudació</text:span></text:span><text:line-break/>Ajuntament de Maó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1T12:22:36.367036144</meta:creation-date>
    <dc:date>2025-11-01T12:23:56.446452602</dc:date>
    <meta:editing-duration>PT1M22S</meta:editing-duration>
    <meta:editing-cycles>1</meta:editing-cycles>
    <meta:document-statistic meta:table-count="0" meta:image-count="0" meta:object-count="0" meta:page-count="1" meta:paragraph-count="6" meta:word-count="81" meta:character-count="526" meta:non-whitespace-character-count="450"/>
    <meta:generator>LibreOffice/25.2.6.2$Linux_X86_64 LibreOffice_project/520$Build-2</meta:generator>
  </office:meta>
</office:document-meta>
</file>